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7b3fb" officeooo:paragraph-rsid="0007b3fb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paragraph-rsid="0008b00f" style:font-size-asian="14pt" style:font-size-complex="14pt"/>
    </style:style>
    <style:style style:name="P6" style:family="paragraph" style:parent-style-name="Standard">
      <style:text-properties officeooo:paragraph-rsid="0008b00f"/>
    </style:style>
    <style:style style:name="T1" style:family="text">
      <style:text-properties officeooo:rsid="0007804a"/>
    </style:style>
    <style:style style:name="T2" style:family="text">
      <style:text-properties officeooo:rsid="0008b00f"/>
    </style:style>
    <style:style style:name="T3" style:family="text">
      <style:text-properties officeooo:rsid="00097f66"/>
    </style:style>
    <style:style style:name="T4" style:family="text">
      <style:text-properties officeooo:rsid="000c26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Quadrat </text:p>
      <text:p text:style-name="P1"/>
      <text:p text:style-name="P1">Метод noSol</text:p>
      <text:p text:style-name="Standard"/>
      <text:p text:style-name="P2">Тест № 1</text:p>
      <text:p text:style-name="Standard">Цель: Правильное распознавание уравнений не имеющих решения</text:p>
      <text:p text:style-name="Standard">Тип: <text:span text:style-name="T1">Позитивный</text:span></text:p>
      <text:p text:style-name="Standard">Входные данные: a = 2, b = 4,c = 18</text:p>
      <text:p text:style-name="Standard">Ожидаемый результат: Отсутствие корней</text:p>
      <text:p text:style-name="Standard"/>
      <text:p text:style-name="P4">Метод oneSol</text:p>
      <text:p text:style-name="Standard"/>
      <text:p text:style-name="P2">Тест № 1</text:p>
      <text:p text:style-name="Standard">Цель: Правильное распознавание уравнений с одним корнем и его вычисление</text:p>
      <text:p text:style-name="Standard">Тип: <text:span text:style-name="T1">Позитивный</text:span></text:p>
      <text:p text:style-name="Standard">Входные данные: a = 1, b = 6,c = 9</text:p>
      <text:p text:style-name="Standard">Ожидаемый результат: -3</text:p>
      <text:p text:style-name="Standard"/>
      <text:p text:style-name="P4">Метод twoSol</text:p>
      <text:p text:style-name="Standard"/>
      <text:p text:style-name="P2">Тест № 1</text:p>
      <text:p text:style-name="Standard">Цель: Правильное распознавание уравнений с двумя корнями и их приблизительное вычисление</text:p>
      <text:p text:style-name="Standard">Тип: <text:span text:style-name="T1">Позитивный</text:span></text:p>
      <text:p text:style-name="Standard">Входные данные: a = 4, b = 8,c = 1</text:p>
      <text:p text:style-name="Standard">Ожидаемый результат: -0.133974, -1.866025</text:p>
      <text:p text:style-name="Standard"/>
      <text:p text:style-name="P4">Метод Negative</text:p>
      <text:p text:style-name="Standard"/>
      <text:p text:style-name="P3">Тест № 1</text:p>
      <text:p text:style-name="Standard">Цель: Приблизительное вычисление корней с наличием отрицательных входных данных</text:p>
      <text:p text:style-name="Standard">Тип: <text:span text:style-name="T1">Позитивный</text:span></text:p>
      <text:p text:style-name="Standard">Входные данные: a = -4, b = 6,c = 4</text:p>
      <text:p text:style-name="Standard">Ожидаемый результат: -0.5, 2</text:p>
      <text:p text:style-name="Standard"/>
      <text:p text:style-name="P4">Метод Unexpected</text:p>
      <text:p text:style-name="Standard"/>
      <text:p text:style-name="P2">Тест № 1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0,c = 0</text:p>
      <text:p text:style-name="Standard">Ожидаемый результат: -<text:span text:style-name="T2">1</text:span></text:p>
      <text:p text:style-name="Standard"/>
      <text:p text:style-name="P2">Тест № 2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1,c = 1</text:p>
      <text:p text:style-name="Standard">Ожидаемый результат: -1</text:p>
      <text:p text:style-name="Standard"/>
      <text:p text:style-name="Standard"/>
      <text:p text:style-name="P2"><text:soft-page-break/>Тест № 3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0,c = 1</text:p>
      <text:p text:style-name="Standard">Ожидаемый результат: -<text:span text:style-name="T2">1</text:span></text:p>
      <text:p text:style-name="Standard"/>
      <text:p text:style-name="P5">Тест № <text:span text:style-name="T2">4</text:span></text:p>
      <text:p text:style-name="P6">Цель: Получение правильного результата при нестандартном вводе</text:p>
      <text:p text:style-name="P6">Тип: <text:span text:style-name="T1">Негативный</text:span></text:p>
      <text:p text:style-name="P6">Входные данные: a = 0, b = <text:span text:style-name="T2">1</text:span>,c = <text:span text:style-name="T2">0</text:span></text:p>
      <text:p text:style-name="P6">Ожидаемый результат: <text:span text:style-name="T2">0</text:span></text:p>
      <text:p text:style-name="P6"/>
      <text:p text:style-name="P5">Тест № <text:span text:style-name="T3">5</text:span></text:p>
      <text:p text:style-name="P6">Цель: Получение правильного результата при нестандартном вводе</text:p>
      <text:p text:style-name="P6">Тип: <text:span text:style-name="T1">Негативный</text:span></text:p>
      <text:p text:style-name="P6">Входные данные: a = <text:span text:style-name="T4">1</text:span>, b = 0,c = <text:span text:style-name="T4">0</text:span></text:p>
      <text:p text:style-name="P6">Ожидаемый результат: <text:span text:style-name="T4">0</text:span></text:p>
      <text:p text:style-name="P6"/>
      <text:p text:style-name="P5">Тест № <text:span text:style-name="T3">6</text:span></text:p>
      <text:p text:style-name="P6">Цель: Получение правильного результата при нестандартном вводе</text:p>
      <text:p text:style-name="P6">Тип: <text:span text:style-name="T1">Негативный</text:span></text:p>
      <text:p text:style-name="P6">Входные данные: a = <text:span text:style-name="T4">1</text:span>, b = <text:span text:style-name="T4">1</text:span>,c = <text:span text:style-name="T4">0</text:span></text:p>
      <text:p text:style-name="P6">Ожидаемый результат: -<text:span text:style-name="T2">1, 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1T09:50:02.194846474</meta:creation-date>
    <dc:date>2020-03-11T10:11:56.644346805</dc:date>
    <meta:editing-duration>PT9M50S</meta:editing-duration>
    <meta:editing-cycles>6</meta:editing-cycles>
    <meta:generator>LibreOffice/6.3.3.2.0$Linux_X86_64 LibreOffice_project/30$Build-2</meta:generator>
    <meta:document-statistic meta:table-count="0" meta:image-count="0" meta:object-count="0" meta:page-count="2" meta:paragraph-count="56" meta:word-count="275" meta:character-count="1591" meta:non-whitespace-character-count="1371"/>
  </office:meta>
</office:document-meta>
</file>